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solid" svg:stroke-color="#00a933" draw:fill="solid" draw:fill-color="#ffffff" draw:textarea-vertical-align="middle" fo:min-height="0.6024in"/>
      <style:paragraph-properties style:writing-mode="lr-tb"/>
    </style:style>
    <style:style style:name="gr2" style:family="graphic">
      <style:graphic-properties draw:stroke="solid" svg:stroke-color="#00a933" draw:marker-end="Arrowheads_20_1" draw:fill="solid" draw:fill-color="#ffffff" draw:textarea-vertical-align="middle" fo:min-height="0.7606in"/>
      <style:paragraph-properties style:writing-mode="lr-tb"/>
    </style:style>
    <style:style style:name="gr3" style:family="graphic">
      <style:graphic-properties draw:stroke="solid" svg:stroke-color="#000000" draw:fill="solid" draw:fill-color="#ffffff" draw:textarea-vertical-align="middle" fo:min-height="0.7307in"/>
      <style:paragraph-properties style:writing-mode="lr-tb"/>
    </style:style>
    <style:style style:name="gr4" style:family="graphic">
      <style:graphic-properties draw:stroke="solid" svg:stroke-color="#00a933" draw:fill="solid" draw:fill-color="#ffffff" draw:textarea-vertical-align="middle" fo:min-height="0.7374in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2236in" fo:min-width="0.7173in"/>
    </style:style>
    <style:style style:name="gr6" style:family="graphic">
      <style:graphic-properties draw:textarea-horizontal-align="justify" draw:textarea-vertical-align="middle" draw:auto-grow-height="false" fo:min-height="0.4976in" fo:min-width="0.2008in"/>
    </style:style>
    <style:style style:name="gr7" style:family="graphic">
      <style:graphic-properties draw:textarea-horizontal-align="justify" draw:textarea-vertical-align="middle" draw:auto-grow-height="false" fo:min-height="0.6839in" fo:min-width="0.1957in"/>
    </style:style>
    <style:style style:name="gr8" style:family="graphic">
      <style:graphic-properties draw:stroke="solid" svg:stroke-color="#000000" draw:fill="solid" draw:fill-color="#ffffff" draw:textarea-vertical-align="middle" fo:min-height="0.6024in"/>
      <style:paragraph-properties style:writing-mode="lr-tb"/>
    </style:style>
    <style:style style:name="gr9" style:family="graphic">
      <style:graphic-properties draw:stroke="solid" svg:stroke-color="#000000" draw:fill="solid" draw:fill-color="#ffffff" draw:textarea-vertical-align="middle" fo:min-height="0.4843in"/>
      <style:paragraph-properties style:writing-mode="lr-tb"/>
    </style:style>
    <style:style style:name="gr10" style:family="graphic">
      <style:graphic-properties draw:stroke="solid" svg:stroke-color="#000000" draw:marker-end="Arrowheads_20_1" draw:fill="solid" draw:fill-color="#ffffff" draw:textarea-vertical-align="middle" fo:min-height="0.7606in"/>
      <style:paragraph-properties style:writing-mode="lr-tb"/>
    </style:style>
    <style:style style:name="gr11" style:family="graphic">
      <style:graphic-properties draw:stroke="solid" svg:stroke-color="#000000" draw:fill="solid" draw:fill-color="#ffffff" draw:textarea-vertical-align="middle" fo:min-height="0.6319in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0.337in" fo:min-width="0.2008in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loext:graphic-properties draw:fill="solid" draw:fill-color="#ffffff"/>
      <style:paragraph-properties style:writing-mode="lr-tb"/>
    </style:style>
    <style:style style:name="P4" style:family="paragraph">
      <loext:graphic-properties draw:fill="solid" draw:fill-color="#ffffff"/>
      <style:paragraph-properties fo:text-align="start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WS" table:style-name="ta1">
        <table:shapes>
          <draw:frame draw:z-index="0" draw:style-name="gr1" draw:text-style-name="P2" svg:width="1.7386in" svg:height="0.6024in" svg:x="9.4165in" svg:y="1.8469in">
            <draw:text-box>
              <text:p text:style-name="P1">Streamlit Cloud – running the streamlit script</text:p>
            </draw:text-box>
          </draw:frame>
          <draw:frame draw:z-index="1" draw:style-name="gr2" draw:text-style-name="P2" svg:width="1.7102in" svg:height="0.7606in" svg:x="0.6925in" svg:y="1.8374in">
            <draw:text-box>
              <text:p text:style-name="P1">AWS S3 Bucket – storing the files required for scraping</text:p>
            </draw:text-box>
          </draw:frame>
          <draw:frame draw:z-index="2" draw:style-name="gr3" draw:text-style-name="P3" svg:width="1.7189in" svg:height="0.7307in" svg:x="3.878in" svg:y="1.8764in">
            <draw:text-box>
              <text:p text:style-name="P1">AWS EC2 instance - running the scraping &amp; modeling script</text:p>
            </draw:text-box>
          </draw:frame>
          <draw:frame draw:z-index="3" draw:style-name="gr4" draw:text-style-name="P2" svg:width="1.6606in" svg:height="0.7374in" svg:x="6.7394in" svg:y="1.8343in">
            <draw:text-box>
              <text:p text:style-name="P1">AWS S3 Bucket – storing the scraped data and trained model</text:p>
            </draw:text-box>
          </draw:frame>
          <draw:custom-shape draw:z-index="4" draw:style-name="gr5" draw:text-style-name="P1" svg:width="1.0157in" svg:height="0.385in" svg:x="2.6083in" svg:y="2.0059in">
            <text:p/>
            <draw:enhanced-geometry svg:viewBox="0 0 21600 21600" draw:text-areas="0 ?f0 ?f5 ?f2" draw:type="right-arrow" draw:modifiers="10674.1747572816 4524.189063948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6" draw:text-style-name="P1" svg:width="0.4008in" svg:height="0.5685in" draw:transform="rotate (1.59156574489363) translate (8.62716535433071in 2.39330708661417in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6" draw:style-name="gr7" draw:text-style-name="P1" svg:width="0.4102in" svg:height="0.8295in" draw:transform="rotate (1.55753182447974) translate (5.71929133858268in 2.38188976377953in)">
            <text:p/>
            <draw:enhanced-geometry svg:viewBox="0 0 21600 21600" draw:mirror-horizontal="false" draw:mirror-vertical="false" draw:text-areas="?f0 0 ?f2 ?f5" draw:type="down-arrow" draw:modifiers="13628.0834914611 5653.6912751677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Movie Recommender App Set-Up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mazon Web Services</text:p>
          </table:table-cell>
          <table:table-cell table:number-columns-repeated="8"/>
        </table:table-row>
        <table:table-row table:style-name="ro2" table:number-rows-repeated="14">
          <table:table-cell table:number-columns-repeated="9"/>
        </table:table-row>
        <table:table-row table:style-name="ro2">
          <table:table-cell table:number-columns-repeated="5"/>
          <table:table-cell office:value-type="string" calcext:value-type="string">
            <text:p>Environment Variables?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Secrets Management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Lambda for scheduling</text:p>
          </table:table-cell>
          <table:table-cell table:number-columns-repeated="3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5"/>
          <table:table-cell office:value-type="string" calcext:value-type="string">
            <text:p>Documents required on the instance:</text:p>
          </table:table-cell>
          <table:table-cell table:number-columns-repeated="2"/>
          <table:table-cell office:value-type="string" calcext:value-type="string">
            <text:p>in case of memory error: add swap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- scraper_ec2.py</text:p>
          </table:table-cell>
          <table:table-cell table:number-columns-repeated="2"/>
          <table:table-cell office:value-type="string" calcext:value-type="string">
            <text:p>https://stackoverflow.com/questions/17173972/how-do-you-add-swap-to-an-ec2-instance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- __init__.py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- tmdb_credentials.yml</text:p>
          </table:table-cell>
          <table:table-cell table:number-columns-repeated="2"/>
          <table:table-cell office:value-type="string" calcext:value-type="string">
            <text:p>give the instance permission to access buckets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- data/cineman_scraping_chrome.py</text:p>
          </table:table-cell>
          <table:table-cell table:number-columns-repeated="2"/>
          <table:table-cell office:value-type="string" calcext:value-type="string">
            <text:p>https://aws.amazon.com/premiumsupport/knowledge-center/ec2-instance-access-s3-bucket/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- data/tmdb_api.py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- data/__init__.py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- features/corpus_prep.py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- features/__init__.py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- models/reco_functions.py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- models/__init__.py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 table:number-columns-repeated="5"/>
          <table:table-cell office:value-type="string" calcext:value-type="string">
            <text:p>Software: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- Google Chrome 101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- chromedriver 101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 table:number-columns-repeated="5"/>
          <table:table-cell office:value-type="string" calcext:value-type="string">
            <text:p>Packages: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- pip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- unzip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- requirements.txt packages</text:p>
          </table:table-cell>
          <table:table-cell table:number-columns-repeated="3"/>
        </table:table-row>
      </table:table>
      <table:table table:name="GCP" table:style-name="ta1">
        <table:shapes>
          <draw:frame draw:z-index="0" draw:style-name="gr8" draw:text-style-name="P3" svg:width="1.7386in" svg:height="0.6024in" svg:x="9.3189in" svg:y="1.9551in">
            <draw:text-box>
              <text:p text:style-name="P1">Streamlit Cloud – running the streamlit script</text:p>
            </draw:text-box>
          </draw:frame>
          <draw:frame draw:z-index="1" draw:style-name="gr9" draw:text-style-name="P3" svg:width="1.6606in" svg:height="0.4843in" svg:x="6.7102in" svg:y="2.6669in">
            <draw:text-box>
              <text:p text:style-name="P1">BigQuery – storing the scraped cineman data</text:p>
            </draw:text-box>
          </draw:frame>
          <draw:frame draw:z-index="2" draw:style-name="gr10" draw:text-style-name="P4" svg:width="1.7102in" svg:height="0.7606in" svg:x="0.6925in" svg:y="1.8374in">
            <draw:text-box>
              <text:p text:style-name="P1">Google Cloud Storage – storing the files required for scraping</text:p>
            </draw:text-box>
          </draw:frame>
          <draw:frame draw:z-index="3" draw:style-name="gr3" draw:text-style-name="P3" svg:width="1.7189in" svg:height="0.7307in" svg:x="3.878in" svg:y="1.8764in">
            <draw:text-box>
              <text:p text:style-name="P1">Google App Engine (?) - running the scraping &amp; modeling script</text:p>
            </draw:text-box>
          </draw:frame>
          <draw:frame draw:z-index="4" draw:style-name="gr11" draw:text-style-name="P3" svg:width="1.5142in" svg:height="0.6319in" svg:x="6.7201in" svg:y="1.2543in">
            <draw:text-box>
              <text:p text:style-name="P1">Google Cloud Storage – storing the trained model</text:p>
            </draw:text-box>
          </draw:frame>
          <draw:custom-shape draw:z-index="5" draw:style-name="gr5" draw:text-style-name="P1" svg:width="1.0157in" svg:height="0.385in" svg:x="2.6083in" svg:y="2.0059in">
            <text:p/>
            <draw:enhanced-geometry svg:viewBox="0 0 21600 21600" draw:text-areas="0 ?f0 ?f5 ?f2" draw:type="right-arrow" draw:modifiers="10674.1747572816 4524.189063948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7" draw:text-style-name="P1" svg:width="0.4102in" svg:height="0.8295in" draw:transform="rotate (1.19031454986013) translate (5.77165354330709in 2.7988188976378in)">
            <text:p/>
            <draw:enhanced-geometry svg:viewBox="0 0 21600 21600" draw:mirror-horizontal="false" draw:mirror-vertical="false" draw:text-areas="?f0 0 ?f2 ?f5" draw:type="down-arrow" draw:modifiers="13628.0834914611 5653.6912751677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7" draw:style-name="gr12" draw:text-style-name="P1" svg:width="0.4008in" svg:height="0.385in" draw:transform="rotate (1.20898957285647) translate (8.48622047244094in 1.97244094488189in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8" draw:style-name="gr7" draw:text-style-name="P1" svg:width="0.4102in" svg:height="0.8295in" draw:transform="rotate (1.97937790468677) translate (5.86692913385827in 2.15in)">
            <text:p/>
            <draw:enhanced-geometry svg:viewBox="0 0 21600 21600" draw:mirror-horizontal="false" draw:mirror-vertical="false" draw:text-areas="?f0 0 ?f2 ?f5" draw:type="down-arrow" draw:modifiers="13628.0834914611 5653.6912751677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9" draw:style-name="gr12" draw:text-style-name="P1" svg:width="0.4008in" svg:height="0.385in" draw:transform="rotate (2.18759568444969) translate (8.68897637795276in 2.89055118110236in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default-cell-style-name="ce1"/>
        <table:table-row table:style-name="ro1">
          <table:table-cell office:value-type="string" calcext:value-type="string">
            <text:p>Movie Recommender App Set-Up</text:p>
          </table:table-cell>
        </table:table-row>
        <table:table-row table:style-name="ro2">
          <table:table-cell table:style-name="Default" office:value-type="string" calcext:value-type="string">
            <text:p>Google Cloud Platform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draw:marker draw:name="Arrowheads_20_2" draw:display-name="Arrowheads 2" svg:viewBox="0 0 10 10" svg:d="M0 0h10v10h-10z"/>
    <draw:marker draw:name="Arrowheads_20_3" draw:display-name="Arrowheads 3" svg:viewBox="0 0 1131 2256" svg:d="M1127 2120l-449-2006-9-42-25-39-38-25-38-8-43 8-38 25-25 39-9 42-449 2006v13l-4 9 9 42 25 38 38 25 42 9h903l42-9 38-25 26-38 8-42v-9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8">00/00/0000</text:date>, <text:time style:data-style-name="N2" text:time-value="18:54:12.1174952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1T13:26:02.075157069</meta:creation-date>
    <dc:date>2022-05-08T19:54:35.082163712</dc:date>
    <meta:editing-duration>PT19M1S</meta:editing-duration>
    <meta:editing-cycles>6</meta:editing-cycles>
    <meta:generator>LibreOffice/6.4.7.2$Linux_X86_64 LibreOffice_project/40$Build-2</meta:generator>
    <meta:document-statistic meta:table-count="3" meta:cell-count="29" meta:object-count="17"/>
  </office:meta>
</office:document-meta>
</file>